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72cm" fo:min-width="3.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42cm" fo:min-width="3.316cm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6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8cm" fo:min-width="1.449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4.572cm" svg:height="2.794cm" svg:x="6.207cm" svg:y="1.254cm">
          <text:p text:style-name="P1">Race Tea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controls" svg:width="4.064cm" svg:height="2.54cm" svg:x="1.127cm" svg:y="1.254cm">
          <text:p text:style-name="P1">Manufac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controls" svg:x1="5.191cm" svg:y1="2.524cm" svg:x2="6.715cm" svg:y2="2.651cm">
          <text:p/>
        </draw:line>
        <draw:custom-shape draw:style-name="gr4" draw:text-style-name="P1" draw:layer="controls" svg:width="3.175cm" svg:height="2.286cm" svg:x="11.922cm" svg:y="1.508cm">
          <text:p text:style-name="P1">Employees</text:p>
          <draw:enhanced-geometry svg:viewBox="0 0 21600 21600" draw:type="rectangle" draw:enhanced-path="M 0 0 L 21600 0 21600 21600 0 21600 0 0 Z N"/>
        </draw:custom-shape>
        <draw:line draw:style-name="gr3" draw:text-style-name="P1" draw:layer="controls" svg:x1="10.779cm" svg:y1="2.778cm" svg:x2="12.049cm" svg:y2="2.778cm">
          <text:p/>
        </draw:line>
        <draw:line draw:style-name="gr3" draw:text-style-name="P1" draw:layer="controls" svg:x1="8.62cm" svg:y1="4.175cm" svg:x2="8.62cm" svg:y2="8.112cm">
          <text:p/>
        </draw:line>
        <draw:custom-shape draw:style-name="gr1" draw:text-style-name="P1" draw:layer="controls" svg:width="4.572cm" svg:height="2.794cm" svg:x="6.334cm" svg:y="8.112cm">
          <text:p text:style-name="P1">Engine Suppli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controls" svg:x1="14.843cm" svg:y1="3.032cm" svg:x2="17.383cm" svg:y2="2.905cm">
          <text:p/>
        </draw:line>
        <draw:custom-shape draw:style-name="gr5" draw:text-style-name="P1" draw:layer="controls" svg:width="2.159cm" svg:height="2.54cm" svg:x="17.256cm" svg:y="1.762cm">
          <text:p text:style-name="P1">Dri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09:20:57.202787714</meta:creation-date>
    <dc:date>2021-11-15T10:14:10.042625307</dc:date>
    <meta:editing-duration>PT12M41S</meta:editing-duration>
    <meta:editing-cycles>3</meta:editing-cycles>
    <meta:generator>LibreOffice/6.4.7.2$Linux_X86_64 LibreOffice_project/40$Build-2</meta:generator>
    <meta:document-statistic meta:object-count="9"/>
  </office:meta>
</office:document-meta>
</file>